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list-style-name="L1">
      <style:paragraph-properties fo:text-align="start" style:justify-single-word="false"/>
      <style:text-properties fo:font-style="italic" fo:font-weight="bold" style:font-style-asian="italic" style:font-weight-asian="bold" style:font-style-complex="italic" style:font-weight-complex="bold"/>
    </style:style>
    <style:style style:name="P7"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8"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9"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list-style-name="L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style>
    <style:style style:name="P14" style:family="paragraph" style:parent-style-name="Standard" style:list-style-name="L2">
      <style:paragraph-properties fo:text-align="start" style:justify-single-word="false"/>
    </style:style>
    <style:style style:name="P15" style:family="paragraph" style:parent-style-name="Standard">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7" style:family="paragraph" style:parent-style-name="Standard" style:list-style-name="L2">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variant="normal" fo:text-transform="none" fo:color="#d1d5db" style:font-name="S hne" fo:font-size="12pt" fo:letter-spacing="normal" fo:font-style="normal" fo:font-weight="normal" style:font-weight-asian="bold" style:font-weight-complex="bold"/>
    </style:style>
    <style:style style:name="T9" style:family="text">
      <style:text-properties fo:font-variant="normal" fo:text-transform="none" fo:color="#000000" style:font-name="Times New Roman" fo:font-size="12pt" fo:letter-spacing="normal" fo:font-style="normal" fo:font-weight="normal"/>
    </style:style>
    <style:style style:name="T10" style:family="text">
      <style:text-properties fo:font-variant="normal" fo:text-transform="none" fo:color="#000000" style:font-name="Times New Roman" fo:font-size="12pt" fo:letter-spacing="normal" fo:font-style="normal" fo:font-weight="normal" style:font-weight-asian="bold" style:font-weight-complex="bold"/>
    </style:style>
    <style:style style:name="T11" style:family="text">
      <style:text-properties fo:font-variant="normal" fo:text-transform="none" fo:color="#000000" style:font-name="Times New Roman" fo:font-size="12pt" fo:letter-spacing="normal" fo:font-style="normal" fo:font-weight="normal" style:font-weight-asian="normal" style:font-weight-complex="normal"/>
    </style:style>
    <style:style style:name="T12" style:family="text">
      <style:text-properties fo:font-variant="normal" fo:text-transform="none" fo:color="#000000" style:font-name="Times New Roman" fo:font-size="12pt" fo:letter-spacing="normal" fo:font-style="normal" fo:font-weight="bold" style:font-weight-asian="bold" style:font-weight-complex="bold"/>
    </style:style>
    <style:style style:name="T13" style:family="text">
      <style:text-properties fo:font-variant="normal" fo:text-transform="none" fo:color="#000000" style:font-name="S hne" fo:font-size="12pt" fo:letter-spacing="normal" fo:font-style="normal" fo:font-weight="normal" style:font-weight-asian="bold" style:font-weight-complex="bold"/>
    </style:style>
    <style:style style:name="T1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6" style:family="text">
      <style:text-properties fo:color="#000000" style:font-name="Times New Roman"/>
    </style:style>
    <style:style style:name="T17" style:family="text">
      <style:text-properties fo:color="#000000" style:font-name="Times New Roman"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Sistema de Recomendación</text:span></text:p>
      <text:p text:style-name="P9"><text:span text:style-name="T3"/></text:p>
      <text:p text:style-name="P15"><text:span text:style-name="T3">Introducción</text:span></text:p>
      <text:p text:style-name="P15"><text:span text:style-name="T3"/></text:p>
      <text:p text:style-name="Standard"><text:tab/>Gracias a las características del <text:span text:style-name="T1">Machine Learning (ML)</text:span> se pueden crear aplicaciones capaces de hacer predicciones sin estar programadas para ello, esto se ha convertido en un importante diferenciador al momento de ofrecer mejores servicios dado que la precisión, velocidad y eficiencia supera los métodos manuales de procesamiento de datos.</text:p>
      <text:p text:style-name="Standard"><text:tab/>Uno de los ejemplos que ha cambiado la forma de como las personas interactúan con sus dispositivos es el <text:span text:style-name="T1">Sistema de Recomendación</text:span><text:span text:style-name="T2"> </text:span><text:span text:style-name="T5">(Recommender </text:span><text:span text:style-name="T6">Systems, en inglés) el</text:span><text:span text:style-name="T2"> cual aprende recomendar en base a la información de los clientes haciendo que éstos, al usar la aplicación, se sientan conformes con el contenido ofrecido ya sea por ser habitual o interesante para él, agilizando así el proceso de compra o consumo del servicio.</text:span></text:p>
      <text:p text:style-name="P3"/>
      <text:p text:style-name="P16">¿Como funcionan estos sistemas?</text:p>
      <text:p text:style-name="P1"/>
      <text:p text:style-name="P2"><text:tab/>Estos sistemas procesan la información disponible acerca de los hábitos de consumo de las personas y sus gustos mediante algoritmos de aprendizaje automático de distintos tipos:</text:p>
      <text:p text:style-name="P2"/>
      <text:list xml:id="list5085952452259208531" text:style-name="L1">
        <text:list-item>
          <text:list>
            <text:list-item>
              <text:p text:style-name="P5"><text:span text:style-name="T4">Colaborativo:</text:span> recopila información de múltiples usuarios de distintas fuentes en las que hay una correlación o interrelación entre sus preferencias.</text:p>
            </text:list-item>
            <text:list-item>
              <text:p text:style-name="P6">Basado en contenido:<text:span text:style-name="T6"> usan características de productos o gustos de los usuarios para recomendar contenidos similares.</text:span></text:p>
            </text:list-item>
            <text:list-item>
              <text:p text:style-name="P6">Demográficos:<text:span text:style-name="T6"> se basan en gustos o hábitos de consumo de las personas de una determinada región geográfica.</text:span></text:p>
            </text:list-item>
            <text:list-item>
              <text:p text:style-name="P6">Basado en el historial:<text:span text:style-name="T6"> utilizan la actividad del usuario en portales similares para ofrecer ítems relacionados a sus gustos o hábitos actuales.</text:span></text:p>
            </text:list-item>
            <text:list-item>
              <text:p text:style-name="P6">Híbrido:<text:span text:style-name="T6"> combina varios de los anteriores. </text:span></text:p>
            </text:list-item>
          </text:list>
        </text:list-item>
      </text:list>
      <text:p text:style-name="P2"/>
      <text:p text:style-name="P2"><text:tab/>Con dichos algoritmos se intenta predecir los productos o servicios que podrían ser de interés para el usuario, personalizando así las sugerencias correspondientes al catalogo que cada E-Commerce ofrece. Los algoritmos no son perfectos, por lo que siempre están ajustando sus parámetros por medio de la información que surge de la interacción del usuario y la pagina o la app.</text:p>
      <text:p text:style-name="P2"/>
      <text:p text:style-name="P16">¿Porqué funcionan estos sistemas?</text:p>
      <text:p text:style-name="P1"/>
      <text:p text:style-name="P2"><text:span text:style-name="T1"><text:tab/>Antes del ML</text:span>, el metodo de sugerencia o recomendación mas común era usar <text:span text:style-name="T1">'rankings'</text:span> ó listas (de los mas populares, los mas actuales, etc). Por lo que a todos los usuarios se les recomendaba lo mismo, y aunque hasta el dia de hoy en muchos casos esta técnica funciona (por ejemplo los <text:span text:style-name="T3">best sellers </text:span>en las librerías), ¿Que pasaría si hubieran usuarios que no siguen solo las tendencias?¿Como podríamos retenerlos?</text:p>
      <text:p text:style-name="P13"><text:span text:style-name="T6"><text:tab/>Los </text:span><text:span text:style-name="T7">sistemas de recomendación</text:span><text:span text:style-name="T6"> son, en la actualidad, la respuesta a estas preguntas. Estos sistemas conforman uno de los pilares en los que se sustenta el comercio electrónico, dado que persiguen dos objetivos fundamentales: </text:span><text:span text:style-name="T7">maximizar las ventas</text:span><text:span text:style-name="T6"> de parte de los proveedores y </text:span><text:span text:style-name="T7">facilitar la búsqueda</text:span><text:span text:style-name="T6"> de artículos o servicios a los usuarios. Todo esto sumado a que dichos sistemas procesan un gigantesco volumen de información de manera rápida, se obtienen al final recomendaciones personalizadas al máximo, posibilitando un aumento de la tasa de aciertos en las </text:span><text:soft-page-break/><text:span text:style-name="T6">sugerencias propuestas.</text:span></text:p>
      <text:p text:style-name="P8">Datos Empíricos</text:p>
      <text:list xml:id="list5325530928893006387" text:style-name="L2">
        <text:list-item>
          <text:p text:style-name="P14"><text:span text:style-name="T15">Spotify,</text:span><text:span text:style-name="T14"> </text:span><text:span text:style-name="T9">debido a las canciones y artistas <text:s/>recomendados mejoro la retención y fidelidad de sus suscriptores, los cuales</text:span><text:span text:style-name="T16"> d</text:span><text:span text:style-name="T17">esde en 2021 suman mas de 345M de usuarios</text:span><text:span text:style-name="T16">.</text:span><text:span text:style-name="T9"> </text:span></text:p>
          <text:p text:style-name="P17"/>
        </text:list-item>
        <text:list-item>
          <text:p text:style-name="P12"><text:span text:style-name="T1">Amazon consiguió</text:span> el 35% de su facturación (<text:span text:style-name="T1">casi u$d 400000M</text:span>) en 2020 mediante las <text:span text:style-name="T1">recomendaciones</text:span>.</text:p>
          <text:p text:style-name="P12"/>
        </text:list-item>
        <text:list-item>
          <text:p text:style-name="P14"><text:span text:style-name="T15">Facebook </text:span><text:span text:style-name="T9">ha logrado un </text:span><text:span text:style-name="T12">aumento</text:span><text:span text:style-name="T9"> en el tiempo de retención de usuarios con el contenido recomendado y por ende logró mayores </text:span><text:span text:style-name="T12">ingresos por </text:span><text:span text:style-name="T11">publicidad, aproximadamente u$d </text:span><text:span text:style-name="T10">27.19 MM.</text:span><text:span text:style-name="T12"> </text:span></text:p>
        </text:list-item>
      </text:list>
      <text:p text:style-name="Standard"><text:span text:style-name="T2"><text:tab/></text:span></text:p>
      <text:p text:style-name="P11"><text:span text:style-name="T1">Debido a estos datos podemos concluir que los Sistemas de Recomendación son una de las estrategias clave para que un E-Commerce tenga éxito</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Parte 3, Caso de éxito del ML dentro de una empresa</text:p>
        <text:p text:style-name="Header">Proyecto Final Integrador</text:p>
        <text:p text:style-name="Header">Franco Cristi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isitan franco</meta:initial-creator>
    <meta:creation-date>2023-07-25T08:42:36.43</meta:creation-date>
    <dc:date>2023-07-25T20:01:42.34</dc:date>
    <dc:creator>crisitan franco</dc:creator>
    <meta:editing-duration>PT5H44M43S</meta:editing-duration>
    <meta:editing-cycles>5</meta:editing-cycles>
    <meta:generator>OpenOffice/4.1.14$Win32 OpenOffice.org_project/4114m1$Build-9811</meta:generator>
    <meta:document-statistic meta:table-count="0" meta:image-count="0" meta:object-count="0" meta:page-count="2" meta:paragraph-count="24" meta:word-count="578" meta:character-count="3678"/>
  </office:meta>
</office:document-meta>
</file>